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float" office:value="6800000000" calcext:value-type="float">
            <text:p>680000000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6500000000" calcext:value-type="float">
            <text:p>6500000000</text:p>
          </table:table-cell>
          <table:table-cell office:value-type="float" office:value="5900000000" calcext:value-type="float">
            <text:p>5900000000</text:p>
          </table:table-cell>
        </table:table-row>
        <table:table-row table:style-name="ro1">
          <table:table-cell office:value-type="float" office:value="6700000000" calcext:value-type="float">
            <text:p>6700000000</text:p>
          </table:table-cell>
          <table:table-cell office:value-type="float" office:value="6100000000" calcext:value-type="float">
            <text:p>6100000000</text:p>
          </table:table-cell>
          <table:table-cell office:value-type="float" office:value="6400000000" calcext:value-type="float">
            <text:p>6400000000</text:p>
          </table:table-cell>
          <table:table-cell office:value-type="float" office:value="6000000000" calcext:value-type="float">
            <text:p>6000000000</text:p>
          </table:table-cell>
        </table:table-row>
        <table:table-row table:style-name="ro1">
          <table:table-cell office:value-type="float" office:value="5900000000" calcext:value-type="float">
            <text:p>5900000000</text:p>
          </table:table-cell>
          <table:table-cell office:value-type="float" office:value="6100000000" calcext:value-type="float">
            <text:p>6100000000</text:p>
          </table:table-cell>
          <table:table-cell office:value-type="float" office:value="5200000000" calcext:value-type="float">
            <text:p>5200000000</text:p>
          </table:table-cell>
          <table:table-cell office:value-type="float" office:value="5600000000" calcext:value-type="float">
            <text:p>5600000000</text:p>
          </table:table-cell>
        </table:table-row>
        <table:table-row table:style-name="ro1">
          <table:table-cell office:value-type="float" office:value="6100000000" calcext:value-type="float">
            <text:p>6100000000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5900000000" calcext:value-type="float">
            <text:p>5900000000</text:p>
          </table:table-cell>
          <table:table-cell office:value-type="float" office:value="6200000000" calcext:value-type="float">
            <text:p>6200000000</text:p>
          </table:table-cell>
        </table:table-row>
        <table:table-row table:style-name="ro1">
          <table:table-cell office:value-type="float" office:value="6500000000" calcext:value-type="float">
            <text:p>6500000000</text:p>
          </table:table-cell>
          <table:table-cell office:value-type="float" office:value="7200000000" calcext:value-type="float">
            <text:p>7200000000</text:p>
          </table:table-cell>
          <table:table-cell office:value-type="float" office:value="5900000000" calcext:value-type="float">
            <text:p>5900000000</text:p>
          </table:table-cell>
          <table:table-cell office:value-type="float" office:value="5800000000" calcext:value-type="float">
            <text:p>58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27:20.4345812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07:12.635595761</meta:creation-date>
    <dc:date>2016-04-22T14:27:36.171048953</dc:date>
    <meta:editing-duration>PT2M4S</meta:editing-duration>
    <meta:editing-cycles>4</meta:editing-cycles>
    <meta:generator>LibreOffice/5.0.3.2$Linux_X86_64 LibreOffice_project/00m0$Build-2</meta:generator>
    <meta:document-statistic meta:table-count="1" meta:cell-count="20" meta:object-count="0"/>
  </office:meta>
</office:document-meta>
</file>